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6ac771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daa4aef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0dce9327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Footnote">
      <style:text-properties officeooo:paragraph-rsid="0fd38088"/>
    </style:style>
    <style:style style:name="P94" style:family="paragraph" style:parent-style-name="Footnote">
      <style:text-properties officeooo:paragraph-rsid="0fde5261" fo:background-color="transparent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Standard">
      <style:text-properties officeooo:paragraph-rsid="0ff09601"/>
    </style:style>
    <style:style style:name="P97" style:family="paragraph" style:parent-style-name="Footnote">
      <style:text-properties officeooo:paragraph-rsid="0ff65840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1e922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113a9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officeooo:rsid="0fed6741"/>
    </style:style>
    <style:style style:name="T283" style:family="text">
      <style:text-properties officeooo:rsid="0f981b1c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officeooo:rsid="0fff82c4"/>
    </style:style>
    <style:style style:name="T305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8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7"><text:span text:style-name="T286">LTS stands for Long-Term Support, and this April </text:span><text:span text:style-name="Strong_20_Emphasis"><text:span text:style-name="T296"><text:user-field-get style:data-style-name="N0" text:name="Releaseyear">2022</text:user-field-get></text:span></text:span><text:span text:style-name="T287"><text:s/></text:span><text:span text:style-name="Strong_20_Emphasis"><text:span text:style-name="T292"><text:user-field-get text:name="Distro">Ubuntu</text:user-field-get></text:span></text:span><text:span text:style-name="T288"><text:s/></text:span><text:span text:style-name="T293"><text:user-field-get text:name="Version">22.04</text:user-field-get></text:span><text:span text:style-name="T293"><text:s/></text:span><text:span text:style-name="T294">LTS</text:span><text:span text:style-name="T293"> </text:span><text:span text:style-name="Strong_20_Emphasis"><text:span text:style-name="T295"><text:user-field-get text:name="Edition">Desktop</text:user-field-get></text:span></text:span><text:span text:style-name="T286"><text:s/>(codename jammy) will be supported for 5 years until April 2027, and with an </text:span><text:span text:style-name="T291">free personal </text:span><text:span text:style-name="T286">Ubuntu </text:span><text:span text:style-name="T289">P</text:span><text:span text:style-name="T286">ro</text:span><text:span text:style-name="T291"> </text:span><text:span text:style-name="T286">subscription for 1</text:span><text:span text:style-name="T290">0</text:span><text:span text:style-name="T286"> years until April 203</text:span><text:span text:style-name="T290">2</text:span><text:span text:style-name="T286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2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0">user</text:span></text:span><text:span text:style-name="T232"><text:tab/><text:tab/></text:span><text:span text:style-name="T242"> <text:tab/><text:tab/><text:tab/> </text:span><text:span text:style-name="T233"><draw:control text:anchor-type="as-char" svg:y="-0.4cm" draw:z-index="5" draw:name="Gebruiker" draw:style-name="gr2" draw:text-style-name="P105" svg:width="6.4cm" svg:height="0.6cm" draw:control="control6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5">ull 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7">ohn Doe</text:span><text:span text:style-name="T250">]</text:span></text:p>
      <text:p text:style-name="P69"><text:span text:style-name="Definition"><text:span text:style-name="T249">USER</text:span></text:span><text:span text:style-name="Definition"><text:span text:style-name="T279">na</text:span></text:span><text:span text:style-name="Definition"><text:span text:style-name="T281">me</text:span></text:span><text:span text:style-name="T248"><text:tab/><text:tab/><text:tab/> </text:span><text:span text:style-name="T248"><draw:control text:anchor-type="as-char" svg:y="-0.4cm" draw:z-index="14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9">COMPUTERNA</text:span></text:span><text:span text:style-name="Definition"><text:span text:style-name="T281">me</text:span></text:span><text:span text:style-name="T251"><text:tab/> </text:span><text:span text:style-name="T279"><draw:control text:anchor-type="as-char" svg:y="-0.4cm" draw:z-index="6" draw:name="Computernaam" draw:style-name="gr2" draw:text-style-name="P105" svg:width="6.4cm" svg:height="0.6cm" draw:control="control7"><svg:title>Computernaam</svg:title><svg:desc>Unieke naam van de computer</svg:desc></draw:control></text:span><text:span text:style-name="T279"><text:s text:c="2"/></text:span><text:span text:style-name="T252">[</text:span><text:span text:style-name="T258">N</text:span><text:span text:style-name="T253">a</text:span><text:span text:style-name="T257">me of the</text:span><text:span text:style-name="T253"> compute</text:span><text:span text:style-name="T254">r, </text:span><text:span text:style-name="T257">e.g.</text:span><text:span text:style-name="T255"> </text:span><text:span text:style-name="T256">pc02</text:span><text:span text:style-name="T252">]</text:span></text:p>
      <text:p text:style-name="P14"><text:span text:style-name="Definition"><text:span text:style-name="T260">USER</text:span></text:span><text:span text:style-name="T259"><text:tab/><text:tab/></text:span><text:span text:style-name="T242"> <text:tab/><text:tab/><text:tab/> </text:span><text:span text:style-name="T233"><draw:control text:anchor-type="as-char" svg:y="-0.4cm" draw:z-index="11" draw:name="Gebruiker 1" draw:style-name="gr2" draw:text-style-name="P105" svg:width="6.4cm" svg:height="0.6cm" draw:control="control12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6">ull </text:span><text:span text:style-name="T237">na</text:span><text:span text:style-name="T238">me</text:span><text:span text:style-name="T237"> possibly </text:span><text:span text:style-name="T240">2</text:span><text:span text:style-name="T273">nd</text:span><text:span text:style-name="T240"> </text:span><text:span text:style-name="T239">user</text:span><text:span text:style-name="T246">]</text:span></text:p>
      <text:p text:style-name="P95"><text:span text:style-name="Definition"><text:span text:style-name="T260">USERN</text:span></text:span><text:span text:style-name="Definition"><text:span text:style-name="T261">a</text:span></text:span><text:span text:style-name="Definition"><text:span text:style-name="T262">me</text:span></text:span><text:span text:style-name="Definition"><text:span text:style-name="T267"><text:tab/><text:tab/><text:tab/> </text:span></text:span><text:span text:style-name="T248"><draw:control text:anchor-type="as-char" svg:y="-0.4cm" draw:z-index="12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8"><text:s text:c="2"/></text:span><text:span text:style-name="T264">[</text:span><text:span text:style-name="T266">U</text:span><text:span text:style-name="T265">ser</text:span><text:span text:style-name="T263"> </text:span><text:span text:style-name="T269">na</text:span><text:span text:style-name="T270">me</text:span><text:span text:style-name="T269"> possibly </text:span><text:span text:style-name="T272">2</text:span><text:span text:style-name="T274">nd</text:span><text:span text:style-name="T272"> </text:span><text:span text:style-name="T271">user</text:span><text:span text:style-name="T268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3"/>
      <text:p text:style-name="P53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6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29"/>
      <text:p text:style-name="P29"/>
      <text:list xml:id="list177287901" text:style-name="L1">
        <text:list-item>
          <text:p text:style-name="P100"><text:bookmark-start text:name="__RefNumPara__4083_1271708128"/>Prepar<text:span text:style-name="T283">e </text:span>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9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8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2"><text:span text:style-name="User_20_Entry"><text:span text:style-name="T110">Login any additional </text:span></text:span><text:span text:style-name="Definition"><text:span text:style-name="T278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6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0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8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8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1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19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1" office:value-type="string">
            <text:p text:style-name="P76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2" office:value-type="string">
            <text:p text:style-name="P63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8"/>
      <text:list xml:id="list105719593676412"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9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85">Boot the computer from</text:span><text:span text:style-name="T193"><text:note text:id="ftn5" text:note-class="footnote"><text:note-citation>1</text:note-citation><text:note-body><text:p text:style-name="P94"><text:span text:style-name="T118">Boot menu/Setup via one of the </text:span><text:span text:style-name="T119">f</text:span><text:span text:style-name="T118">requently used keys:</text:span> <text:span text:style-name="T285">Esc</text:span><text:span text:style-name="T279">, </text:span><text:span text:style-name="T285">Delete</text:span><text:span text:style-name="T279">, </text:span><text:span text:style-name="T285">F1</text:span><text:span text:style-name="T279">, </text:span><text:span text:style-name="T285">F2</text:span><text:span text:style-name="T279">, </text:span><text:span text:style-name="T285">F9</text:span><text:span text:style-name="T279">, </text:span><text:span text:style-name="T285">F10</text:span><text:span text:style-name="T279">, </text:span><text:span text:style-name="T285">F11</text:span><text:span text:style-name="T279">, </text:span><text:span text:style-name="T282">or </text:span><text:span text:style-name="T285">F12</text:span><text:span text:style-name="T279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3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5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27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69"><draw:control text:anchor-type="as-char" draw:z-index="15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38"><draw:control text:anchor-type="as-char" draw:z-index="13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9" office:value-type="string">
            <text:p text:style-name="P16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6"><text:span text:style-name="Strong_20_Emphasis"><text:span text:style-name="T71"/></text:span></text:p>
      <text:list xml:id="list105718662349779" text:continue-numbering="true" text:style-name="L1">
        <text:list-item>
          <text:p text:style-name="P99"><text:span text:style-name="Strong_20_Emphasis"><text:span text:style-name="T89">Finish installation</text:span></text:span></text:p>
        </text:list-item>
      </text:list>
      <text:p text:style-name="P5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3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106"><draw:control text:anchor-type="as-char" draw:z-index="20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8"><text:span text:style-name="Strong_20_Emphasis"><text:span text:style-name="T141"><draw:control text:anchor-type="as-char" draw:z-index="22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4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23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">If updated software <text:span text:style-name="T304">is </text:span>available click <text:span text:style-name="T303">Install Now</text:span>.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7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77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4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1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2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4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4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6" office:value-type="string">
            <text:p text:style-name="P96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5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57"><text:span text:style-name="Strong_20_Emphasis"><text:span text:style-name="T28"><text:tab/></text:span></text:span></text:p>
      <text:p text:style-name="P58"><text:span text:style-name="Strong_20_Emphasis"><text:span text:style-name="T48"/></text:span></text:p>
      <text:p text:style-name="P59"><text:span text:style-name="Strong_20_Emphasis"><text:span text:style-name="T45"/></text:span></text:p>
      <text:list xml:id="list105719175856087"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8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16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3"><text:span text:style-name="User_20_Entry"><text:span text:style-name="T124">Login any additional </text:span></text:span><text:span text:style-name="Definition"><text:span text:style-name="T277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106"><draw:control text:anchor-type="as-char" draw:z-index="21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7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28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1"/>
      <text:p text:style-name="P103"><text:span text:style-name="Emphasis"><text:span text:style-name="T298">Written</text:span></text:span><text:span text:style-name="Emphasis"><text:span text:style-name="T299"> </text:span></text:span><text:span text:style-name="Emphasis"><text:span text:style-name="T298">by</text:span></text:span><text:span text:style-name="Emphasis"><text:span text:style-name="T29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0">, </text:span></text:span><text:a xlink:type="simple" xlink:href="https://creativecommons.org/publicdomain/zero/1.0" text:style-name="Internet_20_link" text:visited-style-name="Visited_20_Internet_20_Link"><text:span text:style-name="Emphasis"><text:span text:style-name="T301">CC0 1.0</text:span></text:span></text:a><text:span text:style-name="Emphasis"><text:span text:style-name="T2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02T10:57:17.999901361">02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7:17.853654909</dc:date>
    <meta:keyword>Installatie</meta:keyword>
    <meta:keyword>Checklist</meta:keyword>
    <meta:keyword>Linux</meta:keyword>
    <meta:editing-cycles>6863</meta:editing-cycles>
    <meta:editing-duration>P12DT2H37M50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5" meta:word-count="624" meta:character-count="3877" meta:non-whitespace-character-count="3294"/>
    <meta:user-defined meta:name="Info 1"/>
    <meta:user-defined meta:name="Info 2"/>
    <meta:user-defined meta:name="Info 3"/>
    <meta:user-defined meta:name="Info 4"/>
  </office:meta>
</office:document-meta>
</file>